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7"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text-properties fo:font-size="16.5pt" style:font-size-asian="16.5pt" style:font-size-complex="16.5pt"/>
    </style:style>
    <style:style style:name="P120" style:family="paragraph" style:parent-style-name="Standard">
      <style:text-properties fo:font-size="16.5pt" fo:font-weight="bold" style:font-size-asian="16.5pt" style:font-weight-asian="bold" style:font-size-complex="16.5pt" style:font-weight-complex="bold"/>
    </style:style>
    <style:style style:name="P121" style:family="paragraph" style:parent-style-name="Standard">
      <style:text-properties fo:font-size="16.5pt" fo:font-weight="normal" style:font-size-asian="16.5pt" style:font-weight-asian="normal" style:font-size-complex="16.5pt" style:font-weight-complex="normal"/>
    </style:style>
    <style:style style:name="P122" style:family="paragraph" style:parent-style-name="Standard">
      <style:text-properties fo:font-size="12.5pt" fo:font-weight="bold" style:font-size-asian="12.5pt" style:font-weight-asian="bold" style:font-size-complex="12.5pt" style:font-weight-complex="bold"/>
    </style:style>
    <style:style style:name="P123" style:family="paragraph" style:parent-style-name="Standard">
      <style:text-properties fo:font-size="12.5pt" style:font-size-asian="12.5pt" style:font-size-complex="12.5pt"/>
    </style:style>
    <style:style style:name="P124"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5" style:family="paragraph" style:parent-style-name="Standard">
      <style:text-properties fo:font-size="14pt" style:font-size-asian="14pt" style:font-size-complex="14pt"/>
    </style:style>
    <style:style style:name="P126" style:family="paragraph" style:parent-style-name="Standard">
      <style:text-properties fo:font-size="14pt" fo:font-weight="normal" style:font-size-asian="14pt" style:font-weight-asian="normal" style:font-size-complex="14pt" style:font-weight-complex="normal"/>
    </style:style>
    <style:style style:name="P127" style:family="paragraph" style:parent-style-name="Standard">
      <style:text-properties fo:font-size="14pt" fo:font-weight="bold" style:font-size-asian="14pt" style:font-weight-asian="bold" style:font-size-complex="14pt" style:font-weight-complex="bold"/>
    </style:style>
    <style:style style:name="P128"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1"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2"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3" style:family="paragraph" style:parent-style-name="Standard">
      <style:text-properties fo:font-size="13pt" fo:font-weight="normal" style:font-size-asian="13pt" style:font-weight-asian="normal" style:font-size-complex="13pt" style:font-weight-complex="normal"/>
    </style:style>
    <style:style style:name="P134" style:family="paragraph" style:parent-style-name="Standard">
      <style:text-properties fo:font-size="13pt" style:font-size-asian="13pt" style:font-size-complex="13pt"/>
    </style:style>
    <style:style style:name="P135" style:family="paragraph" style:parent-style-name="Standard">
      <style:text-properties fo:font-size="13pt" fo:font-weight="bold" style:font-size-asian="13pt" style:font-weight-asian="bold" style:font-size-complex="13pt" style:font-weight-complex="bold"/>
    </style:style>
    <style:style style:name="P136" style:family="paragraph" style:parent-style-name="Standard">
      <style:text-properties fo:font-size="12pt" style:font-size-asian="12pt" style:font-size-complex="12pt"/>
    </style:style>
    <style:style style:name="P13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16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7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Sat May 4, 2019 <text:span text:style-name="T1">5.5 miles</text:span></text:p>
      <text:p text:style-name="P109"><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8"/>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5500823710094834059" text:style-name="L1">
        <text:list-item>
          <text:list>
            <text:list-header>
              <text:p text:style-name="P140">1.25 miles at various paces on roads, 1.5 miles on the track at about</text:p>
              <text:p text:style-name="P140">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9">Mon July 29, 2019 <text:span text:style-name="T1">4.3 miles</text:span></text:p>
      <text:p text:style-name="P119">I ran with our running group on the Greendale Cemetery 510 meter loop.</text:p>
      <text:p text:style-name="P120">warm up: <text:span text:style-name="T2">1.3 miles</text:span></text:p>
      <text:p text:style-name="P120">Run: <text:span text:style-name="T2">1 x 200m (54s mainly downhill) and jog 300m</text:span></text:p>
      <text:p text:style-name="P121">5 x 510m with about a 300m jog between the runs</text:p>
      <text:p text:style-name="P121">My times: 2:34, 2:34, 2:29, 2:30, 2:21</text:p>
      <text:p text:style-name="P120">Warm down:<text:span text:style-name="T2"> 510m jog</text:span></text:p>
      <text:p text:style-name="P121"/>
      <text:p text:style-name="P120"><text:span text:style-name="T2">Tues July 30, 2019 </text:span>no running</text:p>
      <text:p text:style-name="P121"/>
      <text:p text:style-name="P119">Wed July 31, 2019 <text:span text:style-name="T1">5 miles</text:span></text:p>
      <text:p text:style-name="P119">I ran with our running group on the Greendale Cemetery 510 meter loop.</text:p>
      <text:p text:style-name="P120">warm up: <text:span text:style-name="T2">1 mile in 9:50, rest 2 minutes, 1 mile in 10:45, rest 7 minutes </text:span></text:p>
      <text:p text:style-name="P120">Run: <text:span text:style-name="T2">1 x 200m (54s mainly downhill) and jog 300m</text:span></text:p>
      <text:p text:style-name="P121">5 x 510m with about a 300m jog between the runs</text:p>
      <text:p text:style-name="P121">My times: 2:37, 2:29, 2:22, 2:24, 2:21</text:p>
      <text:p text:style-name="P120">Warm down:<text:span text:style-name="T2"> 510m jog</text:span></text:p>
      <text:p text:style-name="P121"/>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5608326210616487787" text:style-name="L2">
        <text:list-item>
          <text:list>
            <text:list-header>
              <text:p text:style-name="P142">1.75 mile warm up at about 10:00/mile and rest a few minutes</text:p>
              <text:p text:style-name="P142">1 x 200, 4 x 400, 1 x 200 with about a 350m jog after each run. <text:s/></text:p>
              <text:p text:style-name="P142">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2510972747699037529" text:style-name="L3">
        <text:list-item>
          <text:list>
            <text:list-header>
              <text:p text:style-name="P143">5.5 miles averaging 12:27/mile</text:p>
              <text:p text:style-name="P143">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8018515134968755425" text:style-name="L4">
        <text:list-item>
          <text:p text:style-name="P14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4">Continue adjusting the speed so HR stays near 142. <text:s/>Also continue taking splits for each mile and remembering HR at the end of each mile. <text:s/>Stop running after a mile split goes above 9:30. <text:s/></text:p>
        </text:list-item>
        <text:list-item>
          <text:p text:style-name="P14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74511238706196173" text:style-name="L5">
        <text:list-item>
          <text:list>
            <text:list-header>
              <text:p text:style-name="P149">0.75 mile splits: 9:06, 9:24, 8:13</text:p>
              <text:p text:style-name="P14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849187752666141112" text:style-name="L6">
        <text:list-item>
          <text:list>
            <text:list-header>
              <text:p text:style-name="P166"><text:span text:style-name="T1">warm up:</text:span> 0.2 mile jog and rest 2 minutes</text:p>
              <text:p text:style-name="P166"><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2"/>
      <text:p text:style-name="P123">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3"/>
      <text:p text:style-name="P123">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3"/>
      <text:p text:style-name="P123">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3"><text:tab/><text:tab/><text:tab/><text:tab/><text:tab/><text:tab/><text:tab/><text:tab/><text:tab/><text:tab/><text:tab/>Result for 5.4 miles</text:p>
      <text:p text:style-name="P123"><text:s text:c="24"/>Times and totals<text:tab/><text:tab/><text:tab/><text:tab/> <text:s text:c="4"/>Start Times <text:s text:c="5"/><text:tab/>August 1, 2020</text:p>
      <text:p text:style-name="P124">Jim<text:tab/>16:01, 15:44, 15:07 Total = 46:52 -&gt; 46:00<text:tab/><text:tab/>0<text:tab/><text:tab/>47:16</text:p>
      <text:p text:style-name="P123">Bill<text:tab/> <text:s text:c="3"/>15:12, 15:11, 15:17 Total = 45:40<text:tab/><text:tab/><text:tab/>0:20<text:tab/><text:tab/>46:08<text:tab/><text:tab/></text:p>
      <text:p text:style-name="P123">Brian <text:s text:c="6"/>15:01, 15:23, 14:30 Total = 44:54<text:tab/><text:tab/><text:tab/>1:06</text:p>
      <text:p text:style-name="P123">David <text:s text:c="5"/>15:02, 15:06, 13:21 Total = 43:29<text:tab/><text:tab/><text:tab/>2:31<text:tab/><text:tab/>43:38</text:p>
      <text:p text:style-name="P123">Tim <text:s text:c="8"/>14:52, 13:56, 12:51 Total = 41:39<text:tab/><text:tab/><text:tab/>4:21</text:p>
      <text:p text:style-name="P123">Colton<text:tab/> <text:s text:c="3"/>13:56, 13:03, 12:16 Total = 39:15<text:tab/><text:tab/><text:tab/>6:45</text:p>
      <text:p text:style-name="P123"/>
      <text:p text:style-name="P123">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3"/>
      <text:p text:style-name="P123">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5"><text:soft-page-break/>Sun <text:s/>Aug 2, 2020 <text:span text:style-name="T1">5 miles</text:span></text:p>
      <text:p text:style-name="P126"><text:span text:style-name="T1">Run:</text:span> 5 miles on the “Morning Loop” in the counter clockwise direction averaging 10:15/mile.</text:p>
      <text:p text:style-name="P125"/>
      <text:p text:style-name="P125">Mon Aug 3, 2020 <text:span text:style-name="T1">5.25 miles</text:span></text:p>
      <text:p text:style-name="P125"><text:span text:style-name="T1">warm up:</text:span> <text:s/>0.25 miles to the cemetery loop</text:p>
      <text:p text:style-name="P127">Run: <text:s/><text:span text:style-name="T2">½ mile down and ½ mile up hill in 10:30, elevation change is 120 feet, rest 2:00</text:span></text:p>
      <text:p text:style-name="P126">6 x 0.317 miles on the loop with a 0.317 mile jog between the runs</text:p>
      <text:p text:style-name="P126">average time for runs: 2:49 (8:53/mile), average time for jogs: 3:24 (10:45/mile)</text:p>
      <text:p text:style-name="P126">Vertical ascent on one loop: 22 feet</text:p>
      <text:p text:style-name="P127">Warm down:<text:span text:style-name="T2"> <text:s/>0.5 mile jog</text:span></text:p>
      <text:p text:style-name="P126"/>
      <text:p text:style-name="P126"/>
      <text:p text:style-name="P125">Tues Aug 4, 2020 <text:span text:style-name="T1">5.35 miles <text:s/></text:span><text:span text:style-name="T2">(The same workout as yesterday)</text:span></text:p>
      <text:p text:style-name="P125"><text:span text:style-name="T1">warm up:</text:span> <text:s/>0.25 miles to the cemetery loop</text:p>
      <text:p text:style-name="P127">Run: <text:s/><text:span text:style-name="T2">½ mile down and ½ mile up hill in 9:57, elevation change is 120 feet, rest 3:00</text:span></text:p>
      <text:p text:style-name="P126">6 x 0.317 miles on the loop with a 0.317 mile jog between the runs</text:p>
      <text:p text:style-name="P126">average time for runs: 2:40 (8:25/mile), average time for jogs: 3:33 (11:12/mile)</text:p>
      <text:p text:style-name="P126">The last 0.317 mile run in 2:25 (7:37/mile)</text:p>
      <text:p text:style-name="P126">Vertical ascent on one loop: 22 feet</text:p>
      <text:p text:style-name="P126">Warm down: <text:s/>0.6 mile jog</text:p>
      <text:p text:style-name="P126"/>
      <text:p text:style-name="P126">Wed Aug 5, 2020 <text:span text:style-name="T1">5 miles running </text:span>(1 mile walking and 5 miles of running)</text:p>
      <text:p text:style-name="P126">I ran and walked 6 miles on hilly roads and averaged 12:10/mile. <text:s/>I walked 10 times for a total of 1 mile of walking and 5 miles of running.</text:p>
      <text:p text:style-name="P126"/>
      <text:p text:style-name="P126">Thur Aug 6, 2020 <text:span text:style-name="T1">5.5 miles running </text:span>(1 mile walking and 5.5 miles of running)</text:p>
      <text:p text:style-name="P126"><text:span text:style-name="T1">warm up:</text:span> 0.25 mile jog</text:p>
      <text:p text:style-name="P126"><text:span text:style-name="T1">Run:</text:span> 6 miles on hilly roads and averaged 12:12/mile. <text:s/>I walked 10 times for a total of <text:s text:c="3"/>1 mile of walking and 5 miles of running. Total vertical ascent: 630 feet.</text:p>
      <text:p text:style-name="P126"><text:span text:style-name="T1">Warm down:</text:span> 0.25 mile jog </text:p>
      <text:p text:style-name="P126"/>
      <text:p text:style-name="P126"/>
      <text:p text:style-name="P126"><text:s/></text:p>
      <text:p text:style-name="P126">Fri Aug 7, 2020 <text:span text:style-name="T1">2 miles</text:span></text:p>
      <text:p text:style-name="P126">I ran 2 easy miles. The ball of my left foot is hurting.</text:p>
      <text:p text:style-name="P126"/>
      <text:p text:style-name="P127"/>
      <text:p text:style-name="P127"/>
      <text:p text:style-name="P127">In the last week: 34.5 miles running</text:p>
      <text:p text:style-name="P128"/>
      <text:p text:style-name="P128"/>
      <text:p text:style-name="P130"><text:soft-page-break/>Sat Aug 8, 20 <text:span text:style-name="T1">6.5 miles</text:span></text:p>
      <text:p text:style-name="P131">warm up: <text:span text:style-name="T2">0.25 mile jog to the cemetery</text:span></text:p>
      <text:p text:style-name="P132">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3">5 x 0.317 miles on the loop with a 0.317 mile jog after each run</text:p>
      <text:p text:style-name="P133">average time for runs: 2:34 (8:06/mile), last run in 2:26 (7:41/mile)</text:p>
      <text:p text:style-name="P133">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30">Mon Aug 10, 20 <text:span text:style-name="T1">5.3 miles</text:span></text:p>
      <text:p text:style-name="P131">warm up: <text:span text:style-name="T2">0.25 mile jog to the cemetery</text:span></text:p>
      <text:p text:style-name="P131"><text:span text:style-name="T18">Run:</text:span><text:span text:style-name="T19"> Down and up hill 1 mile in 4:27 + 5:14 = 9:42 and rest 3:00 <text:s text:c="34"/></text:span></text:p>
      <text:p text:style-name="P133">6 x 0.317 miles on the loop with a 0.317 mile jog after each run</text:p>
      <text:p text:style-name="P133">ave for runs: 2:35 (8:09/mile), last run in 2:22 (7:28/mile), ave for jogs: 3:44 (11:47/mile)</text:p>
      <text:p text:style-name="P133">Vertical ascent on one loop: 22 feet</text:p>
      <text:p text:style-name="P85">Warm down:<text:span text:style-name="T2"> <text:s/>0.5 mile jog</text:span></text:p>
      <text:p text:style-name="P71"/>
      <text:p text:style-name="P133">Tues Aug 11, 2020 5<text:span text:style-name="T1"> miles running </text:span>(1 mile walking and 5 miles of running)</text:p>
      <text:p text:style-name="P133">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9"><text:span text:style-name="T1">Run: </text:span>6 x 330 yds with a 550 yd jog after each run.<text:span text:style-name="T1"> <text:s/></text:span></text:p>
      <text:p text:style-name="P129">Times: 1:24, 1:26, 1:21, 1:22, 1:22, 1:15(6:40/mile) <text:s/>Ave time: 1:22 (7:17/mile) </text:p>
      <text:p text:style-name="P129"><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9"><text:span text:style-name="T1">Run: </text:span>8 x 330 yards with a 550 yd jog after each run.<text:span text:style-name="T1"> <text:s/></text:span></text:p>
      <text:p text:style-name="P129">Times: 1:27, 1:23, 1:21, 1:27, 1:26, 1:26, 1:24, 1:17(6:51/mile) <text:s/></text:p>
      <text:p text:style-name="P129">Ave time: 1:24 (7:28/mile) </text:p>
      <text:p text:style-name="P129"><text:span text:style-name="T1">Warm down:</text:span> 1 mile jog </text:p>
      <text:p text:style-name="P129"/>
      <text:p text:style-name="P129">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7">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3055399100807029311" text:style-name="L7">
        <text:list-item>
          <text:list>
            <text:list-header>
              <text:p text:style-name="P145"><text:s text:c="10"/>0.9 miles around the field at about 9:00/mile with no shoes</text:p>
              <text:list>
                <text:list-header>
                  <text:p text:style-name="P145">My foot felt better running with no shoes on the artificial turf than on the track with shoes.</text:p>
                  <text:p text:style-name="P145"/>
                  <text:p text:style-name="P145">Tues Sept 1, 2020 <text:span text:style-name="T1">3.6 miles</text:span> <text:s/>My foot continues to improve.</text:p>
                </text:list-header>
              </text:list>
            </text:list-header>
          </text:list>
        </text:list-item>
      </text:list>
      <text:list xml:id="list1904448062024748782" text:style-name="L8">
        <text:list-item>
          <text:list>
            <text:list-item>
              <text:list>
                <text:list-header>
                  <text:p text:style-name="P146"><text:span text:style-name="T1">warm up:</text:span> 1.25 miles mainly on grass with no shoes</text:p>
                  <text:p text:style-name="P146"><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6">Wed Sept 2, 2020 <text:span text:style-name="T1">2.5 miles <text:s/></text:span><text:span text:style-name="T2">My foot is okay</text:span></text:p>
      <text:list xml:id="list33696130" text:continue-list="list3055399100807029311" text:style-name="L7">
        <text:list-item>
          <text:list>
            <text:list-item>
              <text:list>
                <text:list-header>
                  <text:p text:style-name="P145"><text:span text:style-name="T1">warm up:</text:span> 0.25 to the cemetery loop</text:p>
                  <text:p text:style-name="P145"><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8"><text:span text:style-name="T1">Warm down:</text:span><text:span text:style-name="T2"> 0.25 miles</text:span></text:p>
      <text:p text:style-name="P101"/>
      <text:p text:style-name="P134">Fri <text:s/>Sep 4, 2020 <text:span text:style-name="T1">7.8 miles <text:s/></text:span></text:p>
      <text:p text:style-name="P134"><text:span text:style-name="T1">warm up:</text:span> <text:s/>0.25 miles to the cemetery loop</text:p>
      <text:p text:style-name="P135">Run: <text:s/><text:span text:style-name="T2">½ mile down and ½ mile up hill in 11:00, elevation change is 120 feet, rest 3:00</text:span></text:p>
      <text:p text:style-name="P133">10 x 0.317 miles on the loop with a 0.317 mile jog after the runs</text:p>
      <text:p text:style-name="P133">average time for runs: 2:40 (8:25/mile), average time for jogs: 3:43 </text:p>
      <text:p text:style-name="P133">The last 0.317 mile run in 2:17 (7:12/mile)</text:p>
      <text:p text:style-name="P133">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4"><text:span text:style-name="T1">warm up:</text:span> <text:s/>0.25 miles to the cemetery loop</text:p>
      <text:p text:style-name="P135">Run: <text:s/><text:span text:style-name="T2">½ mile down and ½ mile up hill in 9:44, elevation change is 120 feet, rest 2:00</text:span></text:p>
      <text:p text:style-name="P133">6 x 0.317 miles on the loop with a 0.317 mile jog between the runs</text:p>
      <text:p text:style-name="P133">average time for runs: 2:28 (7:47/mile), average time for jogs: 3:41 (11:37/mile)</text:p>
      <text:p text:style-name="P133">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236778621179448238" text:style-name="L9">
        <text:list-item>
          <text:list>
            <text:list-header>
              <text:p text:style-name="P147">0.8 mile downhill walk, Ave Pace: 15:16/mile, Ave HR: 76,-&gt;1160 heartbeats/Mile, 267 ft/mile el. gain <text:s/></text:p>
              <text:p text:style-name="P14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689277" text:continue-numbering="true" text:style-name="L9">
        <text:list-item>
          <text:list>
            <text:list-header>
              <text:p text:style-name="P147">0.8 mile downhill walk, Ave Pace: 14:10/mile, Ave HR: 77,-&gt;1091 heartbeats/Mile, 267 ft/mile el. gain <text:s/></text:p>
              <text:p text:style-name="P147">0.8 mile uphill walk, <text:s text:c="5"/>Ave Pace: 14:34/mile, AveHR:110,-&gt;1602 heartbeats/Mile, 267 ft/mile el. loss</text:p>
              <text:p text:style-name="P147">0.8 mile downhill walk, Ave Pace: 15:11/mile, Ave HR: 94,-&gt;1427 heartbeats/Mile, 267 ft/mile el. gain <text:s/></text:p>
              <text:p text:style-name="P14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680617" text:continue-numbering="true" text:style-name="L9">
        <text:list-item>
          <text:list>
            <text:list-header>
              <text:p text:style-name="P147">0.8 mile downhill walk, Ave <text:span text:style-name="T1">Pace</text:span>: 15:16/mile, Ave HR: 76,-&gt;1160 heartbeats/Mile, 267 ft/mile el. gain <text:s/></text:p>
              <text:p text:style-name="P147">0.8 mile uphill walk, <text:s text:c="5"/>Ave Pace: 15:50/mile, Ave HR: 93,-&gt;1472 heartbeats/Mile, 267 ft/mile el. loss</text:p>
              <text:p text:style-name="P147">0.8 mile downhill walk, Ave Pace: 14:04/mile, Ave HR: 86,-&gt;1210 heartbeats/Mile, 267 ft/mile el. gain <text:s/></text:p>
              <text:p text:style-name="P147">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3684856" text:continue-numbering="true" text:style-name="L9">
        <text:list-item>
          <text:list>
            <text:list-header>
              <text:p text:style-name="P167">Warm down: <text:span text:style-name="T2">0.25 mile jog home</text:span></text:p>
              <text:p text:style-name="P168"/>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3688909" text:continue-numbering="true" text:style-name="L9">
        <text:list-item>
          <text:list>
            <text:list-header>
              <text:p text:style-name="P168">Time for 4.8 miles: 56: 32, Ave Pace: 11:51/mile, Ave HR:118,-&gt;1399 heartbeats/Mile</text:p>
              <text:p text:style-name="P16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689926" text:continue-numbering="true" text:style-name="L9">
        <text:list-item>
          <text:list>
            <text:list-header>
              <text:p text:style-name="P168">Today Oct 13:</text:p>
              <text:p text:style-name="P168">Time for 4.8 miles: 59: 34, Ave Pace: 12:24.5/mile, Ave HR:108.5,-&gt;1345 heartbeats/Mile</text:p>
              <text:p text:style-name="P168">On Thur <text:s/>Oct 8, 2020: </text:p>
              <text:p text:style-name="P168">Time for 4.8 miles: 59: 55, Ave Pace: 12:29/mile, Ave HR:112,-&gt;1398 heartbeats/Mile</text:p>
              <text:p text:style-name="P169">On Oct 8 when going up hill, I ran until my HR was up to 120 bpm and then walked until my HR was 110 bpm and then repeated.</text:p>
              <text:p text:style-name="P169">On Oct 13 when going up hill, I ran until my HR was up to 115 bpm and then walked until my HR was 105 bpm and then repeated.</text:p>
              <text:p text:style-name="P170">On Oct 13 my average rate was faster and heartbeats/mile was lower. Therefore this scheme is better. I should repeat these two workouts and also try the following:</text:p>
              <text:p text:style-name="P169">When going up hill, run until my HR is up to 110 bpm and then walk until my HR is 100 bpm and repeat.</text:p>
              <text:p text:style-name="P17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10">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11"><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11"><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2"><text:span text:style-name="T25">Fri Jan 15, 2021 </text:span><text:span text:style-name="T26">4 miles</text:span><text:span text:style-name="T25"> on a very hilly course, more hills than yesterday</text:span></text:p>
      <text:p text:style-name="P113">Time: 48:03, Pace: 12:01, Ave Heart Rate: 131 bpm, Sum of Ascents: 480 feet</text:p>
      <text:p text:style-name="P112"><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7616000398385691699" text:style-name="L10">
        <text:list-item>
          <text:list>
            <text:list-header>
              <text:p text:style-name="P148">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6028865798626921652" text:style-name="L11">
        <text:list-item>
          <text:list>
            <text:list-header>
              <text:p text:style-name="P141"><text:s text:c="10"/>1.5 miles averaging <text:s text:c="2"/>9:39/mile, Splits: (9:58, 4:30)</text:p>
              <text:p text:style-name="P141"><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172424824072162665" text:style-name="L12">
        <text:list-item>
          <text:list>
            <text:list-header>
              <text:p text:style-name="P150"><text:s text:c="6"/><text:span text:style-name="T1">3.75 miles of running</text:span> and 0.5 miles of walking</text:p>
              <text:p text:style-name="P150">Mon Dec 6, 2021 30 minutes on elliptical at speeds settings between 15 and 21.</text:p>
              <text:p text:style-name="P150">Thurs Dec 9, 2021 Mixing 2.75 miles of walking and running on the indoor track</text:p>
              <text:p text:style-name="P150"><text:s text:c="7"/><text:span text:style-name="T1">2.25 miles of running</text:span> and 0.5 miles of walking </text:p>
              <text:p text:style-name="P150">Fri Dec10,2021 35 minutes on a stationary recumbent bike at level 12 at various speeds</text:p>
              <text:p text:style-name="P150"><text:s text:c="7"/>Pulse rose to 161</text:p>
              <text:p text:style-name="P150">Sat Dec 11, <text:span text:style-name="T1">3x1 mile</text:span> with ¼ mile walks before, between and after each run.</text:p>
              <text:p text:style-name="P150"><text:s text:c="7"/>Times: 11:45, 11:42, 10:54 </text:p>
              <text:p text:style-name="P150">Mon Dec 13, 2021 35 minutes on stationary recumbent bike. <text:s/>I brought my pulse to 163</text:p>
              <text:p text:style-name="P150">Tues Dec 14, On the indoor track: <text:span text:style-name="T1">3 miles of mainly running</text:span> and a little walking.</text:p>
              <text:list>
                <text:list-item>
                  <text:list>
                    <text:list-header>
                      <text:p text:style-name="P150"><text:s text:c="8"/>Splits: 11:50, 11:48, 11:39</text:p>
                      <text:p text:style-name="P150">Wed Dec 15, 2021 35 minutes on stationary recumbent bike. <text:s/>I brought my pulse to 161</text:p>
                      <text:p text:style-name="P150">Thur Dec 16, 2021 ½ mile walk to Wise Center, 4 mile run/walk averaging 13:02/mile</text:p>
                      <text:p text:style-name="P150"><text:s text:c="8"/>¼ mile walk. <text:s/>About <text:span text:style-name="T1">3.5 miles running</text:span></text:p>
                      <text:p text:style-name="P150">Fri Dec 16 -Sun Dec 19, 2021 <text:span text:style-name="T1">6 miles of running</text:span> and 2 miles of walking</text:p>
                      <text:p text:style-name="P150">Mon <text:s/>Dec 20, 2021 3 cycles with the weight machines</text:p>
                      <text:p text:style-name="P150">Wed Dec 22, 2021 Warm up on indoor track and rest a little. 1.5 mile Splits: 9:57 + 4:47</text:p>
                      <text:list>
                        <text:list-header>
                          <text:p text:style-name="P150"><text:s text:c="8"/>Total miles: <text:span text:style-name="T1">2.3 miles </text:span></text:p>
                          <text:p text:style-name="P150">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669989" text:continue-numbering="true" text:style-name="L12">
        <text:list-item>
          <text:list>
            <text:list-header>
              <text:p text:style-name="P174">Sun Dec 26, 2021 31 minutes on the elliptical at about a speed of 15.5 </text:p>
              <text:p text:style-name="P150">Tues Dec 28, 2021 <text:span text:style-name="T1">2</text:span> miles of walking on the cemetery loop averaging 16:00/mile</text:p>
              <text:p text:style-name="P150">Wed Dec 29, 2021 <text:span text:style-name="T1">2</text:span> miles on the cemetery loop.</text:p>
              <text:p text:style-name="P150">Thur Dec 30, 2021 <text:span text:style-name="T1">2</text:span> miles on the cemetery loop.</text:p>
              <text:p text:style-name="P150">Fri Dec 31, 2021 <text:span text:style-name="T1">2.5</text:span> miles on the cemetery loop.</text:p>
              <text:p text:style-name="P150"/>
              <text:p text:style-name="P150">Happy New Year!</text:p>
              <text:p text:style-name="P150"/>
              <text:p text:style-name="P150">Tues Jan 4, 2022 <text:span text:style-name="T1">2.5</text:span> miles on the indoor track.</text:p>
              <text:p text:style-name="P150">Wed Jan 5, 2022 <text:span text:style-name="T1">2.5</text:span> miles on the indoor track.</text:p>
              <text:p text:style-name="P150">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19517680270302763" text:style-name="L13">
        <text:list-item>
          <text:list>
            <text:list-header>
              <text:p text:style-name="P161">12.25 miles in the last week</text:p>
              <text:p text:style-name="P151"/>
              <text:p text:style-name="P151">Sat Feb 5, 2022 3 miles </text:p>
              <text:p text:style-name="P151">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307263330330013181" text:style-name="L14">
        <text:list-item>
          <text:list>
            <text:list-header>
              <text:p text:style-name="P152">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7">200m run, 200m jog, 400m run, 400m jog, 600m run, 600m jog</text:p>
      <text:p text:style-name="P137">600m run, 600m j<text:span text:style-name="T35">og</text:span>, 400m run, 400m jog, 200m run, 200m jog</text:p>
      <text:p text:style-name="P137"><text:s/>Times for runs: 59s, 2:04, 3:06, 3:03, 1:47.7, 53.9 </text:p>
      <text:p text:style-name="P137"/>
      <text:p text:style-name="P137">Tues March 22, 2022 <text:span text:style-name="T1">3.1 miles</text:span></text:p>
      <text:p text:style-name="P137"><text:span text:style-name="T1">Warm up:</text:span> 0.7 miles on the cemetery loop <text:s text:c="7"/></text:p>
      <text:p text:style-name="P138"><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6857039113403578273" text:style-name="L15">
        <text:list-item>
          <text:list>
            <text:list-header>
              <text:p text:style-name="P153">1.5 miles averaging about 9:40/mile and rest 1 min</text:p>
            </text:list-header>
          </text:list>
        </text:list-item>
      </text:list>
      <text:p text:style-name="P23">1 mile in 8:26 and rest 2 min</text:p>
      <text:list xml:id="list5766048017649577034" text:style-name="L16">
        <text:list-item>
          <text:list>
            <text:list-header>
              <text:p text:style-name="P154">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683017403031523992" text:style-name="L17">
        <text:list-item>
          <text:list>
            <text:list-header>
              <text:p text:style-name="P155">5.25 miles on roads and bike paths in Oosterwold</text:p>
              <text:p text:style-name="P162">Average pace: 11:08/mile</text:p>
              <text:p text:style-name="P16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696763" text:continue-numbering="true" text:style-name="L17">
        <text:list-item>
          <text:list>
            <text:list-header>
              <text:p text:style-name="P155">5.25 miles on roads and bike paths in Oosterwold</text:p>
              <text:p text:style-name="P162">Average pace: 9:52/mile</text:p>
              <text:p text:style-name="P162">Warm down: 0.25 miles</text:p>
            </text:list-header>
          </text:list>
        </text:list-item>
      </text:list>
      <text:p text:style-name="P10"/>
      <text:p text:style-name="P23">Tues May 17, 2022 no running</text:p>
      <text:list xml:id="list2911734664070476804" text:style-name="L18">
        <text:list-item>
          <text:list>
            <text:list-header>
              <text:p text:style-name="P156"/>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935734480611378816" text:style-name="L19">
        <text:list-item>
          <text:list>
            <text:list-header>
              <text:p text:style-name="P157">1.11 miles at 8:37/mile Ave HR=148 bpm and rest a few minutes</text:p>
              <text:p text:style-name="P157">(Pace*HR)=1275</text:p>
              <text:p text:style-name="P157">2.25 miles at 10:49/mile Ave HR=135 bpm </text:p>
              <text:p text:style-name="P157">(Pace*HR)=1460</text:p>
            </text:list-header>
          </text:list>
        </text:list-item>
      </text:list>
      <text:list xml:id="list8585625200549999022" text:style-name="L20">
        <text:list-item>
          <text:list>
            <text:list-header>
              <text:p text:style-name="P139"/>
            </text:list-header>
          </text:list>
        </text:list-item>
      </text:list>
      <text:p text:style-name="P23">Thur May 19, 2022 <text:span text:style-name="T1">4 miles</text:span></text:p>
      <text:p text:style-name="P23">2 miles at 10:45/miles Ave HR= 115 bpm and rest a few minutes</text:p>
      <text:list xml:id="list33690051" text:continue-list="list2935734480611378816" text:style-name="L19">
        <text:list-item>
          <text:list>
            <text:list-header>
              <text:p text:style-name="P157">(Pace*HR)=1240</text:p>
            </text:list-header>
          </text:list>
        </text:list-item>
      </text:list>
      <text:list xml:id="list33682748" text:continue-list="list2911734664070476804" text:style-name="L18">
        <text:list-item>
          <text:list>
            <text:list-header>
              <text:p text:style-name="P156">2 miles at 10:46/mile Ave HR= 121 bpm and rest a few minutes</text:p>
            </text:list-header>
          </text:list>
        </text:list-item>
      </text:list>
      <text:list xml:id="list33682323" text:continue-list="list33690051" text:style-name="L19">
        <text:list-item>
          <text:list>
            <text:list-header>
              <text:p text:style-name="P157">(Pace*HR)=1300</text:p>
              <text:p text:style-name="P157"/>
            </text:list-header>
          </text:list>
        </text:list-item>
      </text:list>
      <text:p text:style-name="P23">Fri May 20, 2022 <text:span text:style-name="T1">6.25 miles</text:span></text:p>
      <text:p text:style-name="P23">1 miles in 11:02/miles Ave HR= 134 bpm and rest a few minutes</text:p>
      <text:list xml:id="list33687741" text:continue-numbering="true" text:style-name="L19">
        <text:list-item>
          <text:list>
            <text:list-header>
              <text:p text:style-name="P157">(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4911104430854165" text:style-name="L21">
        <text:list-item>
          <text:list>
            <text:list-header>
              <text:p text:style-name="P158">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8469108822428117721" text:style-name="L22">
        <text:list-item>
          <text:list>
            <text:list-header>
              <text:p text:style-name="P159">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1582562990953864125" text:style-name="L23">
        <text:list-item>
          <text:list>
            <text:list-header>
              <text:p text:style-name="P16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9142441824329917853" text:style-name="L24">
        <text:list-item>
          <text:p text:style-name="P171">14:55 <text:s text:c="17"/>98 bpm <text:s text:c="20"/>1460 b/mile</text:p>
        </text:list-item>
      </text:list>
      <text:p text:style-name="P98"/>
      <text:p text:style-name="P114"><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5"><text:span text:style-name="T27">Warm up:</text:span><text:span text:style-name="T28"> 0.25 mile jog to the cemetery</text:span></text:p>
      <text:p text:style-name="P114"><text:span text:style-name="T27">Walk: </text:span><text:span text:style-name="T29">1 mile on the loop in 14:26. Ave HR: 106 bpm, P x H = 1530 beats/mile. </text:span></text:p>
      <text:p text:style-name="P114"><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4"><text:span text:style-name="T27">Warm up:</text:span><text:span text:style-name="T29"> 1.25 miles including 8 x 100m “pick ups”</text:span></text:p>
      <text:p text:style-name="P116"><text:span text:style-name="T28">Run: </text:span><text:span text:style-name="T29">3 x 200m with a 200m jog after each and 6 x 400m with a 400m jog after each.</text:span></text:p>
      <text:p text:style-name="P23">Times for runs:57s, 57s, 60s, 2:01, 2:03, 2:03, 2:02, 1:58, 1:55</text:p>
      <text:p text:style-name="P23"/>
      <text:p text:style-name="P116"><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106"><text:soft-page-break/>Sat Aug 27, 2022 <text:span text:style-name="T1">12 miles of running</text:span> and 10 miles of walking</text:p>
      <text:p text:style-name="P106">I ran and walked with Gretchen Meyers and Jim Fitch on the Ernst Trail. I covered 22 miles with 12 miles of running and 10 miles of walking. <text:s/>During the workout I stopped 3 times for drinks . </text:p>
      <text:p text:style-name="P106">Ave moving pace: 13:47/mile, Ave heart rate while moving: 109 bpm</text:p>
      <text:p text:style-name="P106">Heartbeats per mile while moving: 1500 beats/mile</text:p>
      <text:p text:style-name="P106">I drank a lot more than I did last Saturday. This time my pulse stayed low throughout.</text:p>
      <text:p text:style-name="P106"/>
      <text:p text:style-name="P106">Sun Aug 28, 2022 <text:span text:style-name="T1">2.75 miles running </text:span>and 1.8 miles walking</text:p>
      <text:p text:style-name="P106"><text:span text:style-name="T1">Warm up:</text:span> 0.25 miles to the cemetery loop</text:p>
      <text:p text:style-name="P107">Walk/Run: <text:s/><text:span text:style-name="T2">12 cemetery loops: Distance: 3.82 miles, Time: 49:27, Ave Pace: 12:57/mile</text:span></text:p>
      <text:p text:style-name="P106">Ave HR: 105 bpm, heart beats per mile: 1360</text:p>
      <text:p text:style-name="P107">Warm down:<text:span text:style-name="T2"> 0.5 mile</text:span></text:p>
      <text:p text:style-name="P107"/>
      <text:p text:style-name="P106">Mon <text:s/>Aug 29, 2022 <text:span text:style-name="T1">3.5 miles running </text:span>and 1.8 miles walking</text:p>
      <text:p text:style-name="P106"><text:span text:style-name="T1">Warm up:</text:span> 0.25 miles to the cemetery loop</text:p>
      <text:p text:style-name="P107">Walk/Run: <text:s/><text:span text:style-name="T2">12 cemetery loops: Distance: 3.82 miles, Time: 48:45, Ave Pace: 12:46/mile</text:span></text:p>
      <text:p text:style-name="P106">Ave HR: 110 bpm, heart beats per mile: 1370</text:p>
      <text:p text:style-name="P107">Rest a few minutes</text:p>
      <text:p text:style-name="P107">Run: <text:span text:style-name="T2">1mile on the cemetery loop in 9:52, Ave HR: 131bpm, heart beats/mile: 1290</text:span></text:p>
      <text:p text:style-name="P107">Warm down:<text:span text:style-name="T2"> 0.25 mile</text:span></text:p>
      <text:p text:style-name="P106"/>
      <text:p text:style-name="P107"><text:span text:style-name="T2">Tues Aug 30, 2022 </text:span>5.05 miles running</text:p>
      <text:p text:style-name="P107">Warm up:<text:span text:style-name="T2"> <text:s/>0.8 miles mainly down hill to the intersection of Jefferson and Randolf.</text:span></text:p>
      <text:p text:style-name="P107">Run: <text:span text:style-name="T2">2 x (up and down) the cemetery hill. 3.2 miles in 41:52, sum of ascents 420 ft</text:span></text:p>
      <text:p text:style-name="P106">Ave pace: 13:00/mile, Ave HR: 115bpm, heart beats/min: 1500</text:p>
      <text:p text:style-name="P107">After a minute rest: <text:span text:style-name="T2">1 x up the cemetery hill in 9:38, sum of ascents 210 ft.</text:span></text:p>
      <text:p text:style-name="P106">Ave pace: 12:00/mile, Ave HR: 131 bpm, heart beats/min:1572 </text:p>
      <text:p text:style-name="P106"><text:span text:style-name="T1">Warm down:</text:span> 0.25 miles</text:p>
      <text:p text:style-name="P106"/>
      <text:p text:style-name="P106">Wed Aug 31, 2022 <text:span text:style-name="T1">10 miles running</text:span></text:p>
      <text:p text:style-name="P106"><text:span text:style-name="T1">Run: </text:span>On the Allegheny outdoor track</text:p>
      <text:p text:style-name="P106">10 miles in 1:43:55, Ave Pace: 10:24/mile</text:p>
      <text:p text:style-name="P106">2 miles splits: 20:56, 20:48, 20:36, 21:00(stopped for water), 20:35(stopped for water)</text:p>
      <text:p text:style-name="P106">I felt better as I ran.</text:p>
      <text:p text:style-name="P106"/>
      <text:p text:style-name="P106">Thur Sept 1, 2022 <text:span text:style-name="T1">4.5 miles running</text:span> on the college track, running wide 1 lap =0.25miles</text:p>
      <text:p text:style-name="P106"><text:span text:style-name="T1">Run:</text:span> 2 miles in 10:38 + 9:49 = 20:27 and rest 5:00</text:p>
      <text:p text:style-name="P107">Run/Jog: <text:span text:style-name="T2">6 x 330yd with 330yd jog after each, ave run time:1:39, ave jog time 2:29</text:span></text:p>
      <text:p text:style-name="P106"><text:span text:style-name="T1">Warm down:</text:span> 0.25 mile</text:p>
      <text:p text:style-name="P106"><text:s/></text:p>
      <text:p text:style-name="P106">Fri Sept 2, 2022 <text:span text:style-name="T1">5.05 miles running</text:span> and 1.6 miles walking</text:p>
      <text:p text:style-name="P106"><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10"><text:soft-page-break/><text:span text:style-name="T2">Sat</text:span> <text:span text:style-name="T2"><text:s/>Sept 3, 2022 </text:span>15 miles running <text:span text:style-name="T2">and 9 miles walking with Jim, Rod and Tim on the Ernst Trail. We stopped 4 times to get our drinks etc.</text:span></text:p>
      <text:p text:style-name="P10">Run/Walk:<text:span text:style-name="T2"> Distance: 24 miles, Ave Pace while moving: 12:56 </text:span></text:p>
      <text:p text:style-name="P31">I am thinking now for the 12 hour run on Oct 15, I should average about 13:20 for the first 25miles <text:s/>and about 15:10 after that.</text:p>
      <text:p text:style-name="P31"/>
      <text:p text:style-name="P106">Sun Sept 4, 2022<text:span text:style-name="T1"> 4.3 miles running </text:span>and 3.9 miles walking</text:p>
      <text:p text:style-name="P106"><text:span text:style-name="T1">Warm up:</text:span> 0.3 miles to the cemetery loop</text:p>
      <text:p text:style-name="P107">Walk/Run: <text:s/><text:span text:style-name="T2">24 cemetery loops: Distance: 7.64 miles, Time: 1:40:38, Ave Pace: 13:06/mile</text:span></text:p>
      <text:p text:style-name="P106">Ave HR: 98 bpm, heart beats per mile: 1280 (compare to last Sunday and Monday)</text:p>
      <text:p text:style-name="P107">Warm down:<text:span text:style-name="T2"> 0.25 mile walking</text:span></text:p>
      <text:p text:style-name="P107"/>
      <text:p text:style-name="P10"/>
      <text:p text:style-name="P10"/>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5707713073856618508" text:style-name="L25">
        <text:list-item>
          <text:list>
            <text:list-header>
              <text:p text:style-name="P16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27">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9-04T13:44:40.95</dc:date>
    <dc:creator>James Lombardi</dc:creator>
    <meta:editing-duration>P17DT7H59M4S</meta:editing-duration>
    <meta:editing-cycles>1301</meta:editing-cycles>
    <meta:generator>OpenOffice/4.1.2$Win32 OpenOffice.org_project/412m3$Build-9782</meta:generator>
    <meta:document-statistic meta:table-count="0" meta:image-count="9" meta:object-count="0" meta:page-count="138" meta:paragraph-count="3910" meta:word-count="42748" meta:character-count="219623"/>
  </office:meta>
</office:document-meta>
</file>